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paragraph-properties fo:margin-left="0in" fo:margin-right="-0.6252in" fo:text-indent="0in" style:auto-text-indent="false"/>
      <style:text-properties fo:font-size="26pt" style:font-size-asian="26pt" style:font-size-complex="26pt"/>
    </style:style>
    <style:style style:name="P4" style:family="paragraph" style:parent-style-name="Standard">
      <style:text-properties style:font-name="Liberation Serif1" fo:font-size="2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stroke="solid" svg:stroke-width="0.0201in" svg:stroke-color="#000000" draw:marker-start="" draw:marker-end="" draw:fill="none" draw:fill-color="#cfe7f5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width="0.0201in" svg:stroke-color="#000000" draw:marker-start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_20__28_var_29_" svg:stroke-width="0.0201in" svg:stroke-color="#000000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01in" svg:stroke-color="#000000" draw:marker-start="Arrowheads_20_2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svg:stroke-color="#000000" draw:marker-start="Arrowheads_20_2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="Arrowheads_20_2" draw:marker-end="Arrowheads_20_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5" svg:width="1.9669in" svg:height="0.613in" svg:x="1.0138in" svg:y="1.1484in"><text:p/></draw:rect><draw:line text:anchor-type="paragraph" draw:z-index="1" draw:style-name="gr2" draw:text-style-name="P5" svg:x1="1.978in" svg:y1="1.1484in" svg:x2="1.978in" svg:y2="1.761in"><text:p/></draw:line><draw:path text:anchor-type="paragraph" draw:z-index="42" draw:style-name="gr11" draw:text-style-name="P5" svg:width="5.0882in" svg:height="2.7055in" draw:transform="rotate (2.68361825786648) translate (7.4854167602423in 3.58402782390387in)" svg:viewBox="0 0 12925 6873" svg:d="m0 0c0 0-8 5693 2676 6701 1613 605 4175-499 5540-1551 1901-1466 4709-4809 4709-4809"><text:p/></draw:path> <text:s text:c="146"/><text:span text:style-name="T1"><text:s text:c="2"/></text:span><text:s/></text:p>
      <text:p text:style-name="P4"><draw:line text:anchor-type="paragraph" draw:z-index="2" draw:style-name="gr3" draw:text-style-name="P5" svg:x1="1.4571in" svg:y1="0.7654in" svg:x2="1.4571in" svg:y2="0.1535in"><text:p/></draw:line><draw:line text:anchor-type="paragraph" draw:z-index="3" draw:style-name="gr4" draw:text-style-name="P5" svg:x1="0.3366in" svg:y1="0.1535in" svg:x2="1.4567in" svg:y2="0.1535in"><text:p/></draw:line><draw:line text:anchor-type="paragraph" draw:z-index="4" draw:style-name="gr5" draw:text-style-name="P5" svg:x1="0.1547in" svg:y1="0.4008in" svg:x2="0.1547in" svg:y2="1.0909in"><text:p/></draw:line><draw:path text:anchor-type="paragraph" draw:z-index="38" draw:style-name="gr8" draw:text-style-name="P5" svg:width="6.6094in" svg:height="2.4213in" draw:transform="rotate (1.53292268202662) translate (5.61018397258518in 6.90346340503301in)" svg:viewBox="0 0 16789 6151" svg:d="m0 1c0 0 1059 3674 2492 4738 1954 1451 4735 1344 7168 1383 2098 33 4506 218 6218-997 459-326 675-938 803-1487 172-741 134-1552-87-2280-154-509-833-1358-833-1358"><text:p/></draw:path>Ø</text:p>
      <text:p text:style-name="P1"><draw:path text:anchor-type="paragraph" draw:z-index="41" draw:style-name="gr10" draw:text-style-name="P5" svg:width="4.711in" svg:height="1.3669in" draw:transform="skewX (4.48160605440972E-017) rotate (2.93337487382687) translate (7.57396045129312in 1.63772277346731in)" svg:viewBox="0 0 11967 3473" svg:d="m2528 0c-264 191-2201 1635-2504 2388-71 208-36 911 861 1035 1495 207 4381-255 5932-880 2443-873 4546-2026 5150-2341"><text:p/></draw:path></text:p>
      <text:p text:style-name="Standard"><draw:rect text:anchor-type="paragraph" draw:z-index="18" draw:style-name="gr1" draw:text-style-name="P5" svg:width="1.9669in" svg:height="0.5394in" svg:x="5.0898in" svg:y="0.128in"><text:p/></draw:rect><draw:line text:anchor-type="paragraph" draw:z-index="19" draw:style-name="gr2" draw:text-style-name="P5" svg:x1="6.0535in" svg:y1="0.128in" svg:x2="6.0535in" svg:y2="0.6669in"><text:p/></draw:line></text:p>
      <text:p text:style-name="Standard"><draw:line text:anchor-type="paragraph" draw:z-index="5" draw:style-name="gr6" draw:text-style-name="P5" svg:x1="1.0138in" svg:y1="0.3244in" svg:x2="0.1547in" svg:y2="0.3244in"><text:p/></draw:line><draw:line text:anchor-type="paragraph" draw:z-index="45" draw:style-name="gr7" draw:text-style-name="P5" svg:x1="5.0898in" svg:y1="0.3709in" svg:x2="2.9807in" svg:y2="0.4488in"><text:p/></draw:line> <text:s text:c="29"/><text:span text:style-name="T1">m <text:s/></text:span><text:s text:c="15"/><text:span text:style-name="T1">2 <text:s text:c="31"/>n <text:s text:c="9"/>7 <text:s text:c="4"/>= 9</text:span></text:p>
      <text:p text:style-name="P2"><draw:line text:anchor-type="paragraph" draw:z-index="9" draw:style-name="gr7" draw:text-style-name="P5" svg:x1="1.7563in" svg:y1="0.7449in" svg:x2="1.7697in" svg:y2="0.1638in"><text:p/></draw:line><draw:line text:anchor-type="paragraph" draw:z-index="10" draw:style-name="gr5" draw:text-style-name="P5" svg:x1="1.1575in" svg:y1="0.172in" svg:x2="1.1575in" svg:y2="1.2004in"><text:p/></draw:line><draw:ellipse text:anchor-type="paragraph" draw:z-index="28" draw:style-name="gr2" draw:text-style-name="P5" svg:width="2.5248in" svg:height="0.7079in" svg:x="4.4646in" svg:y="0.289in"><text:p/></draw:ellipse><draw:line text:anchor-type="paragraph" draw:z-index="29" draw:style-name="gr9" draw:text-style-name="P5" svg:x1="5.0689in" svg:y1="0.3445in" svg:x2="5.0689in" svg:y2="0.95in"><text:p/></draw:line><draw:line text:anchor-type="paragraph" draw:z-index="30" draw:style-name="gr9" draw:text-style-name="P5" svg:x1="6.4787in" svg:y1="0.3539in" svg:x2="6.4787in" svg:y2="0.9142in"><text:p/></draw:line></text:p>
      <text:p text:style-name="P2"><draw:rect text:anchor-type="paragraph" draw:z-index="6" draw:style-name="gr1" draw:text-style-name="P5" svg:width="1.9669in" svg:height="1.4587in" svg:x="1.6126in" svg:y="0.3299in"><text:p/></draw:rect><draw:line text:anchor-type="paragraph" draw:z-index="7" draw:style-name="gr2" draw:text-style-name="P5" svg:x1="2.5764in" svg:y1="0.3299in" svg:x2="2.5764in" svg:y2="1.7882in"><text:p/></draw:line><draw:line text:anchor-type="paragraph" draw:z-index="34" draw:style-name="gr10" draw:text-style-name="P5" svg:x1="3.0583in" svg:y1="0.7118in" svg:x2="4.4646in" svg:y2="0.3602in"><text:p/></draw:line> <text:s text:c="51"/>n <text:span text:style-name="T2"><text:s text:c="11"/></text:span>m + n</text:p>
      <text:p text:style-name="P2"><draw:line text:anchor-type="paragraph" draw:z-index="11" draw:style-name="gr8" draw:text-style-name="P5" svg:x1="1.1575in" svg:y1="0.3701in" svg:x2="1.6122in" svg:y2="0.3701in"><text:p/></draw:line><draw:path text:anchor-type="paragraph" draw:z-index="44" draw:style-name="gr11" draw:text-style-name="P5" svg:width="2.2453in" svg:height="1.6291in" draw:transform="rotate (1.73520634233276) translate (6.62440836941547in 2.38420995519703in)" svg:viewBox="0 0 5704 4139" svg:d="m238 45c-865-446 841 2574 1704 3467 707 730 631 821 1496 285 1014-628 806-2358 1400-3392 216-375 866-360 866-360"><text:p/></draw:path> <text:s text:c="19"/>proc <text:s text:c="28"/></text:p>
      <text:p text:style-name="P3"><draw:line text:anchor-type="paragraph" draw:z-index="8" draw:style-name="gr3" draw:text-style-name="P5" svg:x1="1.6126in" svg:y1="0.202in" svg:x2="3.5791in" svg:y2="0.202in"><text:p/></draw:line><draw:ellipse text:anchor-type="paragraph" draw:z-index="25" draw:style-name="gr2" draw:text-style-name="P5" svg:width="3.9004in" svg:height="0.8335in" svg:x="4.0673in" svg:y="0.2327in"><text:p/></draw:ellipse><draw:line text:anchor-type="paragraph" draw:z-index="26" draw:style-name="gr9" draw:text-style-name="P5" svg:x1="5.0012in" svg:y1="0.298in" svg:x2="5.0012in" svg:y2="1.011in"><text:p/></draw:line><draw:line text:anchor-type="paragraph" draw:z-index="27" draw:style-name="gr9" draw:text-style-name="P5" svg:x1="7.1791in" svg:y1="0.3094in" svg:x2="7.1791in" svg:y2="0.9689in"><text:p/></draw:line> <text:s text:c="46"/></text:p>
      <text:p text:style-name="P2"><draw:line text:anchor-type="paragraph" draw:z-index="17" draw:style-name="gr5" draw:text-style-name="P5" svg:x1="1.6134in" svg:y1="0.2154in" svg:x2="1.1453in" svg:y2="0.2299in"><text:p/></draw:line><draw:line text:anchor-type="paragraph" draw:z-index="15" draw:style-name="gr5" draw:text-style-name="P5" svg:x1="1.1445in" svg:y1="0.2299in" svg:x2="1.1445in" svg:y2="1.4665in"><text:p/></draw:line><draw:line text:anchor-type="paragraph" draw:z-index="35" draw:style-name="gr11" draw:text-style-name="P5" svg:x1="3.0583in" svg:y1="0.1563in" svg:x2="3.9437in" svg:y2="0.2217in"><text:p/></draw:line> <text:s text:c="19"/>part <text:s text:c="20"/>(g,n) <text:s text:c="2"/>\m→n*g(m)</text:p>
      <text:p text:style-name="P2"><draw:line text:anchor-type="paragraph" draw:z-index="14" draw:style-name="gr7" draw:text-style-name="P5" svg:x1="2.1598in" svg:y1="0.739in" svg:x2="2.1732in" svg:y2="0.1736in"><text:p/></draw:line></text:p>
      <text:p text:style-name="P2"><draw:rect text:anchor-type="paragraph" draw:z-index="12" draw:style-name="gr1" draw:text-style-name="P5" svg:width="1.9669in" svg:height="0.613in" svg:x="1.6in" svg:y="0.3445in"><text:p/></draw:rect><draw:line text:anchor-type="paragraph" draw:z-index="13" draw:style-name="gr2" draw:text-style-name="P5" svg:x1="2.5638in" svg:y1="0.3445in" svg:x2="2.5638in" svg:y2="0.9571in"><text:p/></draw:line><draw:rect text:anchor-type="paragraph" draw:z-index="22" draw:style-name="gr1" draw:text-style-name="P5" svg:width="1.9669in" svg:height="1.4587in" svg:x="5.2055in" svg:y="0.3563in"><text:p/></draw:rect><draw:line text:anchor-type="paragraph" draw:z-index="23" draw:style-name="gr2" draw:text-style-name="P5" svg:x1="6.1697in" svg:y1="0.3563in" svg:x2="6.1697in" svg:y2="1.8146in"><text:p/></draw:line></text:p>
      <text:p text:style-name="P2"><draw:line text:anchor-type="paragraph" draw:z-index="16" draw:style-name="gr8" draw:text-style-name="P5" svg:x1="1.1445in" svg:y1="0.2209in" svg:x2="1.5992in" svg:y2="0.2209in"><text:p/></draw:line><draw:line text:anchor-type="paragraph" draw:z-index="36" draw:style-name="gr12" draw:text-style-name="P5" svg:x1="3.0587in" svg:y1="0.2516in" svg:x2="3.0453in" svg:y2="1.7752in"><text:p/></draw:line><draw:line text:anchor-type="paragraph" draw:z-index="39" draw:style-name="gr8" draw:text-style-name="P5" svg:x1="3.5665in" svg:y1="0.1862in" svg:x2="5.2055in" svg:y2="0.1862in"><text:p/></draw:line><draw:line text:anchor-type="paragraph" draw:z-index="40" draw:style-name="gr8" draw:text-style-name="P5" svg:x1="5.2055in" svg:y1="0.3953in" svg:x2="3.5665in" svg:y2="0.3953in"><text:p/></draw:line> <text:s text:c="19"/>inc <text:s text:c="35"/>g</text:p>
      <text:p text:style-name="P2"><draw:line text:anchor-type="paragraph" draw:z-index="24" draw:style-name="gr3" draw:text-style-name="P5" svg:x1="5.2059in" svg:y1="0.2311in" svg:x2="7.1724in" svg:y2="0.2311in"><text:p/></draw:line><draw:path text:anchor-type="paragraph" draw:z-index="37" draw:style-name="gr8" draw:text-style-name="P5" svg:width="3.411in" svg:height="1.7835in" draw:transform="rotate (-0.884707397835926) translate (1.86041666666667in 0.126388888888889in)" svg:viewBox="0 0 8665 4531" svg:d="m0 0c0 0 1511 4314 3381 4521 2304 256 5284-4521 5284-4521"><text:p/></draw:path> <text:s text:c="53"/></text:p>
      <text:p text:style-name="P2"><text:s text:c="61"/>n <text:s text:c="8"/>3</text:p>
      <text:p text:style-name="P2"><draw:line text:anchor-type="paragraph" draw:z-index="43" draw:style-name="gr10" draw:text-style-name="P5" svg:x1="4.4646in" svg:y1="1.089in" svg:x2="5.5063in" svg:y2="0.1535in"><text:p/></draw:line> <text:s text:c="62"/></text:p>
      <text:p text:style-name="P2"><draw:ellipse text:anchor-type="paragraph" draw:z-index="31" draw:style-name="gr2" draw:text-style-name="P5" svg:width="3.2689in" svg:height="0.7961in" svg:x="1.639in" svg:y="0.2571in"><text:p/></draw:ellipse><draw:line text:anchor-type="paragraph" draw:z-index="32" draw:style-name="gr9" draw:text-style-name="P5" svg:x1="2.4217in" svg:y1="0.3197in" svg:x2="2.4217in" svg:y2="1.0004in"><text:p/></draw:line><draw:line text:anchor-type="paragraph" draw:z-index="33" draw:style-name="gr9" draw:text-style-name="P5" svg:x1="4.2469in" svg:y1="0.3303in" svg:x2="4.2469in" svg:y2="0.9602in"><text:p/></draw:line></text:p>
      <text:p text:style-name="P2"><text:s text:c="21"/>m <text:s text:c="5"/>n * g(m)</text:p>
      <text:p text:style-name="P2"><draw:rect text:anchor-type="paragraph" draw:z-index="20" draw:style-name="gr1" draw:text-style-name="P5" svg:width="1.9669in" svg:height="0.613in" svg:x="4.0217in" svg:y="0.3228in"><text:p/></draw:rect><draw:line text:anchor-type="paragraph" draw:z-index="21" draw:style-name="gr2" draw:text-style-name="P5" svg:x1="4.9854in" svg:y1="0.3232in" svg:x2="4.9854in" svg:y2="0.9358in"><text:p/></draw:line></text:p>
      <text:p text:style-name="P2"><text:s text:c="48"/>m <text:s text:c="8"/>7 <text:s text:c="4"/>= 27</text:p>
      <text:p text:style-name="P2"><text:s text:c="55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492in" style:type="center"/>
          <style:tab-stop style:position="8.099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953in" fo:margin-right="0.2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Montgomery</meta:initial-creator>
    <meta:creation-date>2013-03-04T12:26:53</meta:creation-date>
    <dc:date>2013-03-04T13:57:19</dc:date>
    <dc:creator>Ryan Montgomery</dc:creator>
    <meta:editing-duration>PT10M45S</meta:editing-duration>
    <meta:editing-cycles>2</meta:editing-cycles>
    <meta:generator>LibreOffice/3.6$MacOSX_x86 LibreOffice_project/58f22d5-270d05a-e2abed1-ea17a85-9b5702</meta:generator>
    <meta:document-statistic meta:table-count="0" meta:image-count="0" meta:object-count="0" meta:page-count="1" meta:paragraph-count="14" meta:word-count="27" meta:character-count="892" meta:non-whitespace-character-count="51"/>
  </office:meta>
</office:document-meta>
</file>